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23-03-29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22-03-16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21-03-17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20-03-25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19-03-18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18-03-13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17-03-21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16-03-16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15-03-19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14-03-12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13-03-13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6264" calcext:value-type="float">
            <text:p>53.1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12-03-15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11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10-03-02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09-03-16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08-03-24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07-03-13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0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0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0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03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0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9216" calcext:value-type="float">
            <text:p>51.6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01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2000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99-03-10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98-03-11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97-03-06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96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95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1672" calcext:value-type="float">
            <text:p>53.0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94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93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9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9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91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91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88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88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8424" calcext:value-type="float">
            <text:p>51.3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87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8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3496" calcext:value-type="float">
            <text:p>51.5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8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86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2704" calcext:value-type="float">
            <text:p>51.3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85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8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8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8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81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81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81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2496" calcext:value-type="float">
            <text:p>51.2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8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81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8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8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81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81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8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338111232301</text:p>
          </table:table-cell>
          <table:table-cell office:value-type="string" calcext:value-type="string">
            <text:p>198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6" meta:object-count="0"/>
    <meta:user-defined meta:name="AppVersion">3.0</meta:user-defined>
  </office:meta>
</office:document-meta>
</file>